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5cm" svg:height="2.5cm" svg:x="3cm" svg:y="1.5cm">
          <text:p text:style-name="P1">User clicks </text:p>
          <text:p text:style-name="P1">Raster Scale </text:p>
          <text:p text:style-name="P1">Icon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6cm" svg:height="4cm" svg:x="2.5cm" svg:y="5.9cm">
          <text:p text:style-name="P1">Is current </text:p>
          <text:p text:style-name="P1">layer a rast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5.5cm" svg:y1="5.9cm" svg:x2="5.5cm" svg:y2="4cm" draw:start-shape="id1" draw:start-glue-point="4" draw:end-shape="id2" draw:end-glue-point="2" svg:d="m5500 5900v-1900">
          <text:p/>
        </draw:connector>
        <draw:custom-shape draw:style-name="gr2" draw:text-style-name="P1" draw:id="id3" draw:layer="layout" svg:width="6cm" svg:height="4cm" svg:x="2.5cm" svg:y="13cm">
          <text:p text:style-name="P1">Is is </text:p>
          <text:p text:style-name="P1">single ba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.5cm" svg:y1="9.9cm" svg:x2="5.5cm" svg:y2="13cm" draw:start-shape="id1" draw:start-glue-point="6" draw:end-shape="id3" draw:end-glue-point="4" svg:d="m5500 9900v3100">
          <text:p text:style-name="P1"><text:s text:c="4"/>Y</text:p>
        </draw:connector>
        <draw:custom-shape draw:style-name="gr1" draw:text-style-name="P1" draw:id="id6" draw:layer="layout" svg:width="5cm" svg:height="2.5cm" svg:x="13cm" svg:y="6.7cm">
          <text:p text:style-name="P1">Exit silently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5cm" svg:height="2.5cm" svg:x="13cm" svg:y="13.8cm">
          <text:p text:style-name="P1">Exit silently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7.4cm" svg:height="5.4cm" svg:x="1.8cm" svg:y="21.2cm">
          <text:p text:style-name="P1">Stretch the raster </text:p>
          <text:p text:style-name="P1">palette to the </text:p>
          <text:p text:style-name="P1">min max pixel </text:p>
          <text:p text:style-name="P1">values within </text:p>
          <text:p text:style-name="P1">the current </text:p>
          <text:p text:style-name="P1">view extent.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5cm" svg:y1="17cm" svg:x2="5.5cm" svg:y2="21.2cm" draw:start-shape="id3" draw:start-glue-point="6" draw:end-shape="id4" draw:end-glue-point="0" svg:d="m5500 17000v4200">
          <text:p text:style-name="P1"><text:s text:c="4"/>Y</text:p>
        </draw:connector>
        <draw:connector draw:style-name="gr4" draw:text-style-name="P1" draw:layer="layout" svg:x1="8.5cm" svg:y1="15cm" svg:x2="13cm" svg:y2="15.05cm" draw:start-shape="id3" draw:start-glue-point="7" draw:end-shape="id5" draw:end-glue-point="3" svg:d="m8500 15000h2251v50h2249">
          <text:p text:style-name="P1">N</text:p>
        </draw:connector>
        <draw:connector draw:style-name="gr4" draw:text-style-name="P1" draw:layer="layout" svg:x1="8.5cm" svg:y1="7.9cm" svg:x2="13cm" svg:y2="7.95cm" draw:start-shape="id1" draw:start-glue-point="7" draw:end-shape="id6" draw:end-glue-point="3" svg:d="m8500 7900h2251v50h2249">
          <text:p text:style-name="P1">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im Sutton</meta:initial-creator>
    <meta:creation-date>2010-08-06T09:07:26</meta:creation-date>
    <dc:date>2010-08-06T09:18:48</dc:date>
    <dc:creator>Tim Sutton</dc:creator>
    <meta:editing-duration>PT00H11M25S</meta:editing-duration>
    <meta:editing-cycles>1</meta:editing-cycles>
    <meta:document-statistic meta:object-count="11"/>
    <meta:generator>OpenOffice.org/3.2$Unix OpenOffice.org_project/320m12$Build-9483</meta:generator>
  </office:meta>
</office:document-meta>
</file>